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4_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Joseph Blumenthal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Novemer 2, 1893</text:p>
      <text:p text:style-name="P5">Month<text:tab/><text:tab/><text:tab/><text:tab/><text:tab/><text:tab/>November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C/</text:p>
      <text:p text:style-name="P3"><text:s/>O/</text:p>
      <text:p text:style-name="P3"><text:s text:c="2"/>P/</text:p>
      <text:p text:style-name="P3"><text:s text:c="3"/>Y/</text:p>
      <text:p text:style-name="P2">Philadelphia, Nov. 2, 1893/</text:p>
      <text:p text:style-name="P3">Honorable Joseph Blumenthal/</text:p>
      <text:p text:style-name="P3"><text:tab/>My Dear Sir/</text:p>
      <text:p text:style-name="P3"><text:tab/><text:tab/>Your favor with enclosure has just come to hand. <text:s text:c="2"/>Many thanks./</text:p>
      <text:p text:style-name="P3"><text:tab/>I am glad to report that finally Isaac Husik has been admitted/ to the University. <text:s/>My second application to Dr. Pepper was successful. <text:s/>An/ order for $160 was sent me by the institution for the youth's tuition/ during this year. <text:s/>What may happen by and bye I cannot tell just yet. <text:s/>The/ large trust to the Mickve Israel Congregation may occasion changes. <text:s/>Our/ Seminary, however, must remain where it is. <text:s/>I felt exceedingly pleased at/ what your city-Jewish papers write concerning our students. <text:s/>My children/ feel timid about my travelling[sic!] to N. Y. <text:s/>The last time I came, a wreck on/ the way to <text:soft-page-break/>Trenton, detained me on the road till nearly four o'clock A. M./ <text:s/>But that may never occur again. <text:s/>Next week I shall be very busy, for I am/ expected to lecture and to attend several meetings, but I will try my best/ to be with you, and I will let you know when. <text:s/>With kind regards/ Yours truly/ S.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9T11:41:07.50</meta:creation-date>
    <meta:document-statistic meta:table-count="0" meta:image-count="0" meta:object-count="0" meta:page-count="3" meta:paragraph-count="69" meta:word-count="353" meta:character-count="2333"/>
    <dc:date>2011-12-19T11:52:29.12</dc:date>
    <dc:creator>Penn Libraries</dc:creator>
    <meta:editing-duration>PT00H11M21S</meta:editing-duration>
    <meta:editing-cycles>1</meta:editing-cycles>
    <meta:generator>OpenOffice.org/3.2$Win32 OpenOffice.org_project/320m12$Build-9483</meta:generator>
  </office:meta>
</office:document-meta>
</file>